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mac</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323e4a5">1. 1 List Processing</text:a></text:p>
          <text:p text:style-name="Contents_20_2"><text:a xlink:type="simple" xlink:href="#org7bab417">1.1. 1.1 Lisp Lists</text:a></text:p>
          <text:p text:style-name="Contents_20_3"><text:a xlink:type="simple" xlink:href="#org1ae5f88">1.1.1. 1.1.1 Lisp Atoms</text:a></text:p>
          <text:p text:style-name="Contents_20_3"><text:a xlink:type="simple" xlink:href="#org6712e88">1.1.2. 1.1.2 Whitespace in Lists</text:a></text:p>
          <text:p text:style-name="Contents_20_3"><text:a xlink:type="simple" xlink:href="#orgdfd46c4">1.1.3. 1.1.3 GNU Emacs Helps You Type Lists</text:a></text:p>
          <text:p text:style-name="Contents_20_2"><text:a xlink:type="simple" xlink:href="#org0cfac2e">1.2. 1.2 Run a Program</text:a></text:p>
          <text:p text:style-name="Contents_20_2"><text:a xlink:type="simple" xlink:href="#org9c097e3">1.3. 1.3 Generate an Error Message</text:a></text:p>
        </text:index-body>
      </text:table-of-content>
      <text:h text:style-name="Heading_20_1" text:outline-level="1" text:is-list-header="false">
<text:bookmark-start text:name="OrgXref.org323e4a5"/>
<text:bookmark text:name="org323e4a5"/>1 List Processing
<text:bookmark-end text:name="OrgXref.org323e4a5"/></text:h>
      <text:h text:style-name="Heading_20_2" text:outline-level="2" text:is-list-header="false">
<text:bookmark-start text:name="OrgXref.org7bab417"/>
<text:bookmark text:name="org7bab417"/>1.1 Lisp Lists
<text:bookmark-end text:name="OrgXref.org7bab417"/></text:h>
      <text:h text:style-name="Heading_20_3" text:outline-level="3" text:is-list-header="false">
<text:bookmark-start text:name="OrgXref.org1ae5f88"/>
<text:bookmark text:name="org1ae5f88"/>1.1.1 Lisp Atoms
<text:bookmark-end text:name="OrgXref.org1ae5f88"/></text:h>
      <text:p text:style-name="Text_20_body">Incidentally, the atoms that make up our universe were named such when
they were thought to be indivisible; but it has been found that
physical atoms are not indivisible. Parts can split off an atoms or it
can fission into two parts of roughly equal size. Physical atoms were
named prematurely, before their truer nature was found. In Lisp,
certain kinds of atom, such as an array, can be separated into parts;
but the mechanism for doing this is different from the mechanism for
splitting a list. As far as list operations are concerned, the atoms
of a list are unsplittable.
</text:p>
      <text:p text:style-name="Text_20_body">As in English, the meanings of the component letters of a Lisp atom
are different from the meaning the letters make as a word.  For
example, the word for the South American sloth, the 'ai', is
completely different from the two words, 'a', and 'i'.
</text:p>
      <text:p text:style-name="Text_20_body">There are many kinds of atom in nature but only a few in Lisp: for
example, numbers, such as 37, 511, or 1720, and symbols, such as '+',
'foo', or 'forward-line'. The words we have listed in the examples
above are all symbols. In everyday Lisp conversation, the word "atom"
is not often used, because programmers usually try to be more specific
about what kind of atom they are dealing with. Lisp programming is
mostly about symbols (and sometimes numbers) within
lists. (Incidentally, the preceding three word parenthetical remark is
a proper list in Lisp, since it consists of atoms, which in this case
are symbols, separated by whitespace and enclosed by parentheses,
without any non-Lisp punctuation.)
</text:p>
      <text:p text:style-name="Text_20_body">Text between double quotation marks–even sentences or paragraphs–is
also an atom. Here is an example:
</text:p>
      <text:p text:style-name="Text_20_body">'(this list includes "text between quotation marks.")
</text:p>
      <text:p text:style-name="Text_20_body">In Lisp, all of the quoted text including the punctuation mark and the
blank spaces is a single atom. This kind of atom is called a string
(for "string of characters") and is the sort of thing that is used for
messages that a computer can print for a human to read. Strings are a
different kind of atom than numbers or symbols and are used
differently.
</text:p>
      <text:h text:style-name="Heading_20_3" text:outline-level="3" text:is-list-header="false">
<text:bookmark-start text:name="OrgXref.org6712e88"/>
<text:bookmark text:name="org6712e88"/>1.1.2 Whitespace in Lists
<text:bookmark-end text:name="OrgXref.org6712e88"/></text:h>
      <text:p text:style-name="Horizontal_20_Line"/>
      <text:p text:style-name="Text_20_body">The amount of whitespace in a list does not matter. From the point of
view of the Lisp language.
</text:p>
      <text:p text:style-name="Text_20_body">'(this list
looks like this)
</text:p>
      <text:p text:style-name="Text_20_body">is exactly the same as this:
</text:p>
      <text:p text:style-name="Text_20_body">'(this list looks like this)
</text:p>
      <text:p text:style-name="Text_20_body">Both examples show what to Lisp is the same list, the list made up of
the symbols 'this', 'list', 'looks', 'like' in that order.
</text:p>
      <text:p text:style-name="Text_20_body">Extra whitespace and newlines are designed to make a list more
readable by humans. When Lisp reads the expression, it gets rid of all
the extra whitespace (but it needs to have at least one space between
atoms in order to tell them apart.)
</text:p>
      <text:p text:style-name="Text_20_body">Odd as it seems, the examples we have seen cover almost all of what
Lisp lists except that the list may in Lisp looks more or less like
one of these examples, except that the list may be longer and more
complex. In brief, a list is between parentheses, a string is between
quotation marks, a symbol looks like a word, and a number looks like a
number. (For certain situations, square brackets, dots and a few other
special characters may be used; however, we will go quite far without
them.)
</text:p>
      <text:h text:style-name="Heading_20_3" text:outline-level="3" text:is-list-header="false">
<text:bookmark-start text:name="OrgXref.orgdfd46c4"/>
<text:bookmark text:name="orgdfd46c4"/>1.1.3 GNU Emacs Helps You Type Lists
<text:bookmark-end text:name="OrgXref.orgdfd46c4"/></text:h>
      <text:p text:style-name="Horizontal_20_Line"/>
      <text:p text:style-name="Text_20_body">When you type a Lisp expression in GNU Emacs using either Lisp
Interaction mode or Emacs Lisp mode, you have available to you several
commands to format the Lisp expression so it is easy to read. For
example, pressing the TAB key automatically indents the line the
cursor is on by the right amount. A command to properly indent the
code in a region is customarily bound to M-C-\. Indentation is
designed so that you can see which elements of a list belong to which
list–elements of a sub-list are indented more than the elements of
the enclosing list.
</text:p>
      <text:p text:style-name="Text_20_body">In addition, when you type a closing parenthesis, Emacs momentarily
jumps the cursor back to the matching opening parenthesis, so you can
see which one it is. This is very useful, since every list you type in
Lisp must have its closing parenthesis match its opening
parenthesis. (See Section "Major Modes" in <text:span text:style-name="Emphasis">The GNU Emacs Manual</text:span>, for
more information about Emacs's modes.)
</text:p>
      <text:h text:style-name="Heading_20_2" text:outline-level="2" text:is-list-header="false">
<text:bookmark-start text:name="OrgXref.org0cfac2e"/>
<text:bookmark text:name="org0cfac2e"/>1.2 Run a Program
<text:bookmark-end text:name="OrgXref.org0cfac2e"/></text:h>
      <text:p text:style-name="Horizontal_20_Line"/>
      <text:p text:style-name="Text_20_body">A list in Lisp–any list–is a program ready to run. If you run it
(for which the Lisp jargon is <text:span text:style-name="Emphasis">evaluate</text:span>), the computer will do one of
three things: 
</text:p>
      <text:list text:style-name="OrgBulletedList" text:continue-numbering="false">
        <text:list-item>
          <text:p text:style-name="Text_20_body">do nothing except return to you the list itself;
</text:p>
        </text:list-item>
        <text:list-item>
          <text:p text:style-name="Text_20_body">send you an error message;
</text:p>
        </text:list-item>
        <text:list-item>
          <text:p text:style-name="Text_20_body">or, threat the first symbol in the list as a command to do
something. 
</text:p>
        </text:list-item>
      </text:list>
      <text:p text:style-name="Text_20_body">(Usually, of course, it is the last of these three things that you
really want!)
</text:p>
      <text:p text:style-name="Text_20_body">The single apostrophe, ', that I put in front of some of the example
lists in preceding sections is called a quote; when it precedes a
list, ait tells Lisp to do nothing with the list, other than take it
as it is written. But if there is no quote preceding a list, the first
item of the list is special: it is a command for the computer to
obey. (In Lisp, these commands are called <text:span text:style-name="Emphasis">functions</text:span>.) The list (+
2 2) shown above did not have a quote in front of it, so Lisp
understands that the + is an instruction to do something with the rest
of the list: add the numbers that follow.
</text:p>
      <text:p text:style-name="Text_20_body">If you are reading this inside of GNU Emacs in Info, here is how you
can evaluate such a list: place your cursor immediately after the right
hand parenthesis of the following list and then type <text:span text:style-name="Emphasis">C-x C-e:</text:span>
</text:p>
      <text:p text:style-name="Text_20_body">(+ 2 2)
</text:p>
      <text:p text:style-name="Text_20_body">You will see the number 4 appear in the echo area<text:span text:style-name="OrgSuperscript">2</text:span><text:note text:id="fn1" text:note-class="footnote"><text:note-citation>1</text:note-citation><text:note-body><text:p text:style-name="Footnote"><text:a xlink:type="simple" xlink:href="https://www.baidu.com">https://www.baidu.com</text:a>
</text:p></text:note-body></text:note>. (What you have
just done is evaluate the list. The echo area is the line at the
bottom of the screen that displays or echoes text.) Now try the same
thing with a quoted list: place the cursor right after the following
list and type <text:span text:style-name="Emphasis">C-x C-e</text:span>:
</text:p>
      <text:p text:style-name="Text_20_body">'(this is a quoted list)
</text:p>
      <text:p text:style-name="Text_20_body">You will see (this is a quoted list) appear in the echo area.
</text:p>
      <text:p text:style-name="Text_20_body">In both cases, what you are doing is giving a command to the program
inside of GNU Emacs called the <text:span text:style-name="Emphasis">Lisp interpreter</text:span>–giving the
interpreter a command to evaluate the expression. The name of the Lisp
interpreter comes from the word for the task done by a human who comes
up with the meaning of an expression–who interprets it.
</text:p>
      <text:p text:style-name="Text_20_body">You can also evaluate an atom that is not part of a list–one that is
not surrounded by parentheses; again, the Lisp interpreter translates
from the humanly readable expression to the language of the
computer. But before discussing this (see Section 1.7 "Variables",
page 9), we will discuss what the Lisp interpreter does when you make
an error.
</text:p>
      <text:h text:style-name="Heading_20_2" text:outline-level="2" text:is-list-header="false">
<text:bookmark-start text:name="OrgXref.org9c097e3"/>
<text:bookmark text:name="org9c097e3"/>1.3 Generate an Error Message
<text:bookmark-end text:name="OrgXref.org9c097e3"/></text:h>
      <text:p text:style-name="Horizontal_20_Line"/>
      <text:p text:style-name="Text_20_body">Partly so you won't worry if you do it accidentally, we will now give
a command to the Lisp interpreter that generates an error
message. This is a harmless activity; and indeed, we will often try to
generate error messages intentionally. Once you understand the jargon,
error messages can be informative. Instead of being called "error"
messages, they should be called "help" messages. They are like
signposts to a traveler in a strange country; deciphering them can be
hard, but once understood, they can point the way.
</text:p>
      <text:p text:style-name="Text_20_body">The error message is generated by a built-in GNU Emacs debugger. We
will enter the debugger. You get out of the debugger by typing q.
</text:p>
      <text:p text:style-name="Text_20_body">What we will do is evaluate a list that is not quoted and does not
have a meaningful command as its first element. Here is a list almost
exactly the same as the one we just used, but without the single-quote
in front of it. Position the cursor right after it and type C-x C-e:
</text:p>
      <text:p text:style-name="Text_20_body">(this is an unquoted list)
</text:p>
      <text:p text:style-name="Text_20_body">A \*Backtrace\* window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mac</dc:creator>
    <meta:initial-creator>mac</meta:initial-creator>
    <dc:date>2020-08-26T16:24:47</dc:date>
    <meta:creation-date>2020-08-26T16:24:47</meta:creation-date>
    <meta:generator>Emacs 26.3 (Org mode 9.1.9)</meta:generator>
    <meta:keyword/>
    <dc:subject/>
    <dc:title/>
  </office:meta>
</office:document-meta>
</file>